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2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2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19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1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1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1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12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1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1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09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0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0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0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05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0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03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0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0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200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1999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1998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1997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199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1995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199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1993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1992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199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198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1989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1986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198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198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1980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